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$kernel_size.$B$13]" style:apply-style-name="Bad" style:base-cell-address="kernel_size.B2"/>
      <style:map style:condition="cell-content()=[$kernel_size.$B$14]" style:apply-style-name="Good" style:base-cell-address="kernel_size.B2"/>
    </style:style>
    <style:style style:name="ce2" style:family="table-cell" style:parent-style-name="Default">
      <style:map style:condition="cell-content()=[$kernel_size.$D$13]" style:apply-style-name="Good" style:base-cell-address="kernel_size.D2"/>
      <style:map style:condition="cell-content()=[$kernel_size.$D$14]" style:apply-style-name="Bad" style:base-cell-address="kernel_size.D2"/>
    </style:style>
    <style:style style:name="ce3" style:family="table-cell" style:parent-style-name="Default">
      <style:map style:condition="cell-content()=[$kernel_size.$F$13]" style:apply-style-name="Bad" style:base-cell-address="kernel_size.F2"/>
      <style:map style:condition="cell-content()=[$kernel_size.$F$14]" style:apply-style-name="Good" style:base-cell-address="kernel_size.F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ernel_siz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4" table:default-cell-style-name="ce3"/>
        <table:table-column table:style-name="co5" table:default-cell-style-name="ce1"/>
        <table:table-row table:style-name="ro1">
          <table:table-cell office:value-type="string" calcext:value-type="string">
            <text:p>kernel_size</text:p>
          </table:table-cell>
          <table:table-cell table:style-name="Default" office:value-type="string" calcext:value-type="string">
            <text:p>tx_erro</text:p>
          </table:table-cell>
          <table:table-cell table:style-name="Default" office:value-type="string" calcext:value-type="string">
            <text:p>norm_tx_erro</text:p>
          </table:table-cell>
          <table:table-cell table:style-name="Default" office:value-type="string" calcext:value-type="string">
            <text:p>tx_accu</text:p>
          </table:table-cell>
          <table:table-cell table:style-name="Default" office:value-type="string" calcext:value-type="string">
            <text:p>norm_tx_accu</text:p>
          </table:table-cell>
          <table:table-cell table:style-name="Default" office:value-type="string" calcext:value-type="string">
            <text:p>predic</text:p>
          </table:table-cell>
          <table:table-cell table:style-name="Default" office:value-type="string" calcext:value-type="string">
            <text:p>norm_predi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8" calcext:value-type="float">
            <text:p>0,288</text:p>
          </table:table-cell>
          <table:table-cell table:formula="of:=[.B2]/[.B$13]" office:value-type="float" office:value="1" calcext:value-type="float">
            <text:p>1</text:p>
          </table:table-cell>
          <table:table-cell office:value-type="float" office:value="0.9063" calcext:value-type="float">
            <text:p>0,9063</text:p>
          </table:table-cell>
          <table:table-cell table:formula="of:=[.D2]/[.D$13]" office:value-type="float" office:value="0.918516266342353" calcext:value-type="float">
            <text:p>0,918516266342353</text:p>
          </table:table-cell>
          <table:table-cell office:value-type="float" office:value="937" calcext:value-type="float">
            <text:p>937</text:p>
          </table:table-cell>
          <table:table-cell table:formula="of:=[.F2]/[.F$1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,061</text:p>
          </table:table-cell>
          <table:table-cell table:formula="of:=[.B3]/[.B$13]" office:value-type="float" office:value="0.211805555555555" calcext:value-type="float">
            <text:p>0,211805555555555</text:p>
          </table:table-cell>
          <table:table-cell office:value-type="float" office:value="0.981" calcext:value-type="float">
            <text:p>0,981</text:p>
          </table:table-cell>
          <table:table-cell table:formula="of:=[.D3]/[.D$13]" office:value-type="float" office:value="0.994223168136212" calcext:value-type="float">
            <text:p>0,994223168136212</text:p>
          </table:table-cell>
          <table:table-cell office:value-type="float" office:value="190" calcext:value-type="float">
            <text:p>190</text:p>
          </table:table-cell>
          <table:table-cell table:formula="of:=[.F3]/[.F$13]" office:value-type="float" office:value="0.202774813233725" calcext:value-type="float">
            <text:p>0,2027748132337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31" calcext:value-type="float">
            <text:p>0,0531</text:p>
          </table:table-cell>
          <table:table-cell table:formula="of:=[.B4]/[.B$13]" office:value-type="float" office:value="0.184375" calcext:value-type="float">
            <text:p>0,184375</text:p>
          </table:table-cell>
          <table:table-cell office:value-type="float" office:value="0.9835" calcext:value-type="float">
            <text:p>0,9835</text:p>
          </table:table-cell>
          <table:table-cell table:formula="of:=[.D4]/[.D$13]" office:value-type="float" office:value="0.996756866322084" calcext:value-type="float">
            <text:p>0,996756866322084</text:p>
          </table:table-cell>
          <table:table-cell office:value-type="float" office:value="165" calcext:value-type="float">
            <text:p>165</text:p>
          </table:table-cell>
          <table:table-cell table:formula="of:=[.F4]/[.F$13]" office:value-type="float" office:value="0.176093916755603" calcext:value-type="float">
            <text:p>0,1760939167556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489" calcext:value-type="float">
            <text:p>0,0489</text:p>
          </table:table-cell>
          <table:table-cell table:formula="of:=[.B5]/[.B$13]" office:value-type="float" office:value="0.169791666666667" calcext:value-type="float">
            <text:p>0,169791666666667</text:p>
          </table:table-cell>
          <table:table-cell office:value-type="float" office:value="0.9845" calcext:value-type="float">
            <text:p>0,9845</text:p>
          </table:table-cell>
          <table:table-cell table:formula="of:=[.D5]/[.D$13]" office:value-type="float" office:value="0.997770345596433" calcext:value-type="float">
            <text:p>0,997770345596433</text:p>
          </table:table-cell>
          <table:table-cell office:value-type="float" office:value="155" calcext:value-type="float">
            <text:p>155</text:p>
          </table:table-cell>
          <table:table-cell table:formula="of:=[.F5]/[.F$13]" office:value-type="float" office:value="0.165421558164354" calcext:value-type="float">
            <text:p>0,1654215581643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85" calcext:value-type="float">
            <text:p>0,0485</text:p>
          </table:table-cell>
          <table:table-cell table:formula="of:=[.B6]/[.B$13]" office:value-type="float" office:value="0.168402777777778" calcext:value-type="float">
            <text:p>0,168402777777778</text:p>
          </table:table-cell>
          <table:table-cell office:value-type="float" office:value="0.9855" calcext:value-type="float">
            <text:p>0,9855</text:p>
          </table:table-cell>
          <table:table-cell table:formula="of:=[.D6]/[.D$13]" office:value-type="float" office:value="0.998783824870781" calcext:value-type="float">
            <text:p>0,998783824870781</text:p>
          </table:table-cell>
          <table:table-cell office:value-type="float" office:value="145" calcext:value-type="float">
            <text:p>145</text:p>
          </table:table-cell>
          <table:table-cell table:formula="of:=[.F6]/[.F$13]" office:value-type="float" office:value="0.154749199573106" calcext:value-type="float">
            <text:p>0,1547491995731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464" calcext:value-type="float">
            <text:p>0,0464</text:p>
          </table:table-cell>
          <table:table-cell table:formula="of:=[.B7]/[.B$13]" office:value-type="float" office:value="0.161111111111111" calcext:value-type="float">
            <text:p>0,161111111111111</text:p>
          </table:table-cell>
          <table:table-cell office:value-type="float" office:value="0.9867" calcext:value-type="float">
            <text:p>0,9867</text:p>
          </table:table-cell>
          <table:table-cell table:formula="of:=[.D7]/[.D$13]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[.F7]/[.F$13]" office:value-type="float" office:value="0.141942369263607" calcext:value-type="float">
            <text:p>0,1419423692636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43" calcext:value-type="float">
            <text:p>0,043</text:p>
          </table:table-cell>
          <table:table-cell table:formula="of:=[.B8]/[.B$13]" office:value-type="float" office:value="0.149305555555556" calcext:value-type="float">
            <text:p>0,149305555555556</text:p>
          </table:table-cell>
          <table:table-cell office:value-type="float" office:value="0.9857" calcext:value-type="float">
            <text:p>0,9857</text:p>
          </table:table-cell>
          <table:table-cell table:formula="of:=[.D8]/[.D$13]" office:value-type="float" office:value="0.998986520725651" calcext:value-type="float">
            <text:p>0,998986520725651</text:p>
          </table:table-cell>
          <table:table-cell office:value-type="float" office:value="143" calcext:value-type="float">
            <text:p>143</text:p>
          </table:table-cell>
          <table:table-cell table:formula="of:=[.F8]/[.F$13]" office:value-type="float" office:value="0.152614727854856" calcext:value-type="float">
            <text:p>0,1526147278548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19" calcext:value-type="float">
            <text:p>0,0719</text:p>
          </table:table-cell>
          <table:table-cell table:formula="of:=[.B9]/[.B$13]" office:value-type="float" office:value="0.249652777777778" calcext:value-type="float">
            <text:p>0,249652777777778</text:p>
          </table:table-cell>
          <table:table-cell office:value-type="float" office:value="0.9767" calcext:value-type="float">
            <text:p>0,9767</text:p>
          </table:table-cell>
          <table:table-cell table:formula="of:=[.D9]/[.D$13]" office:value-type="float" office:value="0.989865207256512" calcext:value-type="float">
            <text:p>0,989865207256512</text:p>
          </table:table-cell>
          <table:table-cell office:value-type="float" office:value="233" calcext:value-type="float">
            <text:p>233</text:p>
          </table:table-cell>
          <table:table-cell table:formula="of:=[.F9]/[.F$13]" office:value-type="float" office:value="0.248665955176094" calcext:value-type="float">
            <text:p>0,24866595517609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561" calcext:value-type="float">
            <text:p>0,0561</text:p>
          </table:table-cell>
          <table:table-cell table:formula="of:=[.B10]/[.B$13]" office:value-type="float" office:value="0.194791666666667" calcext:value-type="float">
            <text:p>0,194791666666667</text:p>
          </table:table-cell>
          <table:table-cell office:value-type="float" office:value="0.9805" calcext:value-type="float">
            <text:p>0,9805</text:p>
          </table:table-cell>
          <table:table-cell table:formula="of:=[.D10]/[.D$13]" office:value-type="float" office:value="0.993716428499037" calcext:value-type="float">
            <text:p>0,993716428499037</text:p>
          </table:table-cell>
          <table:table-cell office:value-type="float" office:value="195" calcext:value-type="float">
            <text:p>195</text:p>
          </table:table-cell>
          <table:table-cell table:formula="of:=[.F10]/[.F$13]" office:value-type="float" office:value="0.208110992529349" calcext:value-type="float">
            <text:p>0,2081109925293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495" calcext:value-type="float">
            <text:p>0,0495</text:p>
          </table:table-cell>
          <table:table-cell table:formula="of:=[.B11]/[.B$13]" office:value-type="float" office:value="0.171875" calcext:value-type="float">
            <text:p>0,171875</text:p>
          </table:table-cell>
          <table:table-cell office:value-type="float" office:value="0.984" calcext:value-type="float">
            <text:p>0,984</text:p>
          </table:table-cell>
          <table:table-cell table:formula="of:=[.D11]/[.D$13]" office:value-type="float" office:value="0.997263605959258" calcext:value-type="float">
            <text:p>0,997263605959258</text:p>
          </table:table-cell>
          <table:table-cell office:value-type="float" office:value="160" calcext:value-type="float">
            <text:p>160</text:p>
          </table:table-cell>
          <table:table-cell table:formula="of:=[.F11]/[.F$13]" office:value-type="float" office:value="0.170757737459979" calcext:value-type="float">
            <text:p>0,170757737459979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Máx</text:p>
          </table:table-cell>
          <table:table-cell table:style-name="Default" table:formula="of:=MAX([.B2:.B11])" office:value-type="float" office:value="0.288" calcext:value-type="float">
            <text:p>0,288</text:p>
          </table:table-cell>
          <table:table-cell table:style-name="Default"/>
          <table:table-cell table:style-name="Default" table:formula="of:=MAX([.D2:.D11])" office:value-type="float" office:value="0.9867" calcext:value-type="float">
            <text:p>0,9867</text:p>
          </table:table-cell>
          <table:table-cell table:style-name="Default"/>
          <table:table-cell table:style-name="Default" table:formula="of:=MAX([.F2:.F11])" office:value-type="float" office:value="937" calcext:value-type="float">
            <text:p>937</text:p>
          </table:table-cell>
          <table:table-cell table:style-name="Default"/>
        </table:table-row>
        <table:table-row table:style-name="ro1">
          <table:table-cell office:value-type="string" calcext:value-type="string">
            <text:p>Mín</text:p>
          </table:table-cell>
          <table:table-cell table:style-name="Default" table:formula="of:=MIN([.B2:.B11])" office:value-type="float" office:value="0.043" calcext:value-type="float">
            <text:p>0,043</text:p>
          </table:table-cell>
          <table:table-cell table:style-name="Default"/>
          <table:table-cell table:style-name="Default" table:formula="of:=MIN([.D2:.D11])" office:value-type="float" office:value="0.9063" calcext:value-type="float">
            <text:p>0,9063</text:p>
          </table:table-cell>
          <table:table-cell table:style-name="Default"/>
          <table:table-cell table:style-name="Default" table:formula="of:=MIN([.F2:.F11])" office:value-type="float" office:value="133" calcext:value-type="float">
            <text:p>133</text:p>
          </table:table-cell>
          <table:table-cell table:style-name="Default"/>
        </table:table-row>
        <calcext:conditional-formats>
          <calcext:conditional-format calcext:target-range-address="kernel_size.B2:kernel_size.C11 kernel_size.E2:kernel_size.E11 kernel_size.G2:kernel_size.G11">
            <calcext:condition calcext:apply-style-name="Bad" calcext:value="=[$kernel_size.$B$13]" calcext:base-cell-address="kernel_size.B2"/>
            <calcext:condition calcext:apply-style-name="Good" calcext:value="=[$kernel_size.$B$14]" calcext:base-cell-address="kernel_size.B2"/>
          </calcext:conditional-format>
          <calcext:conditional-format calcext:target-range-address="kernel_size.D3:kernel_size.D11 kernel_size.D2:kernel_size.D11">
            <calcext:condition calcext:apply-style-name="Good" calcext:value="=[$kernel_size.$D$13]" calcext:base-cell-address="kernel_size.D2"/>
            <calcext:condition calcext:apply-style-name="Bad" calcext:value="=[$kernel_size.$D$14]" calcext:base-cell-address="kernel_size.D2"/>
          </calcext:conditional-format>
          <calcext:conditional-format calcext:target-range-address="kernel_size.F2:kernel_size.F11">
            <calcext:condition calcext:apply-style-name="Bad" calcext:value="=[$kernel_size.$F$13]" calcext:base-cell-address="kernel_size.F2"/>
            <calcext:condition calcext:apply-style-name="Good" calcext:value="=[$kernel_size.$F$14]" calcext:base-cell-address="kernel_size.F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41.273cm" svg:height="23.215cm" svg:x="0.001cm" svg:y="0.001cm">
            <draw:object draw:notify-on-update-of-ranges="kernel_size.A2:kernel_size.A11 kernel_size.B1:kernel_size.B1 kernel_size.B2:kernel_size.B11 kernel_size.A2:kernel_size.A11 kernel_size.D1:kernel_size.D1 kernel_size.D2:kernel_size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>
        <table:shapes>
          <draw:frame draw:z-index="0" draw:style-name="gr1" draw:text-style-name="P1" svg:width="41.961cm" svg:height="23.602cm" svg:x="0.001cm" svg:y="0.001cm">
            <draw:object draw:notify-on-update-of-ranges="kernel_size.A2:kernel_size.A11 kernel_size.F2:kernel_size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4" table:style-name="ta1">
        <table:shapes>
          <draw:frame draw:z-index="0" draw:style-name="gr1" draw:text-style-name="P1" svg:width="41.907cm" svg:height="23.572cm" svg:x="0.001cm" svg:y="0.001cm">
            <draw:object draw:notify-on-update-of-ranges="kernel_size.A2:kernel_size.A11 kernel_size.E2:kernel_size.E11 kernel_size.A2:kernel_size.A11 kernel_size.C2:kernel_size.C11 kernel_size.A2:kernel_size.A11 kernel_size.G2:kernel_size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5:30:18.8609913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5:37:18.516044533</dc:date>
    <meta:editing-duration>PT12M11S</meta:editing-duration>
    <meta:editing-cycles>3</meta:editing-cycles>
    <meta:generator>LibreOffice/6.4.6.2$Linux_X86_64 LibreOffice_project/40$Build-2</meta:generator>
    <meta:document-statistic meta:table-count="4" meta:cell-count="8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Iosevka" style:font-style-name="Regular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Regular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cm" svg:stroke-color="#236c20" draw:fill-color="#236c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274cm" svg:height="23.216cm" xlink:href=".." xlink:type="simple" chart:class="chart:scatter" chart:style-name="ch1">
        <chart:title svg:x="16.461cm" svg:y="1.198cm" chart:style-name="ch2">
          <text:p>Variando Tamanho filtros</text:p>
        </chart:title>
        <chart:subtitle svg:x="18.389cm" svg:y="2.237cm" chart:style-name="ch3">
          <text:p>CNN com 2 camadas</text:p>
        </chart:subtitle>
        <chart:legend chart:legend-position="end" svg:x="38.523cm" svg:y="10.949cm" style:legend-expansion="high" chart:style-name="ch4"/>
        <chart:plot-area chart:style-name="ch5" table:cell-range-address="kernel_size.A2:kernel_size.B11 kernel_size.B1:kernel_size.B1 kernel_size.D1:kernel_size.D11" chart:data-source-has-labels="row" svg:x="2.066cm" svg:y="3.646cm" svg:width="35.632cm" svg:height="17.895cm">
          <chartooo:coordinate-region svg:x="2.825cm" svg:y="3.86cm" svg:width="34.674cm" svg:height="17.007cm"/>
          <chart:axis chart:dimension="x" chart:name="primary-x" chart:style-name="ch6">
            <chart:title svg:x="18.225cm" svg:y="22.005cm" chart:style-name="ch7">
              <text:p>Tamanho Filtro</text:p>
            </chart:title>
          </chart:axis>
          <chart:axis chart:dimension="y" chart:name="primary-y" chart:style-name="ch8">
            <chart:title svg:x="0.451cm" svg:y="13.121cm" chart:style-name="ch9">
              <text:p>Taxa</text:p>
            </chart:title>
            <chart:grid chart:style-name="ch10" chart:class="major"/>
          </chart:axis>
          <chart:series chart:style-name="ch11" chart:values-cell-range-address="kernel_size.B2:kernel_size.B11" chart:label-cell-address="kernel_size.B1:kernel_size.B1" chart:class="chart:scatter">
            <chart:domain table:cell-range-address="kernel_size.A2:kernel_size.A11"/>
            <chart:data-point chart:repeated="10"/>
          </chart:series>
          <chart:series chart:style-name="ch12" chart:values-cell-range-address="kernel_size.D2:kernel_size.D11" chart:label-cell-address="kernel_size.D1:kernel_size.D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erro</text:p>
                <draw:g>
                  <svg:desc>kernel_size.B1:kernel_size.B1</svg:desc>
                </draw:g>
              </table:table-cell>
              <table:table-cell office:value-type="string">
                <text:p>tx_accu</text:p>
                <draw:g>
                  <svg:desc>kernel_size.D1:kernel_siz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ernel_size.A2:kernel_size.A11</svg:desc>
                </draw:g>
              </table:table-cell>
              <table:table-cell office:value-type="float" office:value="0.288">
                <text:p>0.288</text:p>
                <draw:g>
                  <svg:desc>kernel_size.B2:kernel_size.B11</svg:desc>
                </draw:g>
              </table:table-cell>
              <table:table-cell office:value-type="float" office:value="0.9063">
                <text:p>0.9063</text:p>
                <draw:g>
                  <svg:desc>kernel_size.D2:kernel_size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">
                <text:p>0.061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31">
                <text:p>0.0531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89">
                <text:p>0.0489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85">
                <text:p>0.0485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64">
                <text:p>0.0464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3">
                <text:p>0.043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19">
                <text:p>0.0719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561">
                <text:p>0.0561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95">
                <text:p>0.0495</text:p>
              </table:table-cell>
              <table:table-cell office:value-type="float" office:value="0.984">
                <text:p>0.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Negrito" fo:font-size="12pt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Negrito" fo:font-size="12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2" style:family="chart">
      <style:chart-properties loext:regression-name="Polinomial 5º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Long_20_Dash" svg:stroke-width="0.1cm" svg:stroke-color="#e8a20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962cm" svg:height="23.603cm" xlink:href=".." xlink:type="simple" chart:class="chart:scatter" chart:style-name="ch1">
        <chart:title svg:x="16.805cm" svg:y="0.807cm" chart:style-name="ch2">
          <text:p>Variando Tamanho filtros</text:p>
        </chart:title>
        <chart:subtitle svg:x="18.735cm" svg:y="1.955cm" chart:style-name="ch3">
          <text:p>CNN com 2 camadas</text:p>
        </chart:subtitle>
        <chart:legend chart:legend-position="end" svg:x="37.226cm" svg:y="11.142cm" style:legend-expansion="high" chart:style-name="ch4"/>
        <chart:plot-area chart:style-name="ch5" table:cell-range-address="kernel_size.A2:kernel_size.A11 kernel_size.F2:kernel_size.F11" chart:data-source-has-labels="row" svg:x="2.08cm" svg:y="3.67cm" svg:width="34.307cm" svg:height="18.25cm">
          <chartooo:coordinate-region svg:x="2.924cm" svg:y="3.883cm" svg:width="33.067cm" svg:height="17.363cm"/>
          <chart:axis chart:dimension="x" chart:name="primary-x" chart:style-name="ch6">
            <chart:title svg:x="17.576cm" svg:y="22.392cm" chart:style-name="ch7">
              <text:p>Tamanho filtro</text:p>
            </chart:title>
          </chart:axis>
          <chart:axis chart:dimension="y" chart:name="primary-y" chart:style-name="ch8">
            <chart:title svg:x="0.451cm" svg:y="14.79cm" chart:style-name="ch9">
              <text:p>Erros de predição</text:p>
            </chart:title>
            <chart:grid chart:style-name="ch10" chart:class="major"/>
          </chart:axis>
          <chart:series chart:style-name="ch11" chart:values-cell-range-address="kernel_size.F2:kernel_size.F11" loext:label-string="erro" chart:class="chart:scatter">
            <chart:domain table:cell-range-address="kernel_size.A2:kernel_size.A11"/>
            <chart:regression-curve chart:style-name="ch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ernel_size.A2:kernel_size.A11</svg:desc>
                </draw:g>
              </table:table-cell>
              <table:table-cell office:value-type="float" office:value="937">
                <text:p>937</text:p>
                <draw:g>
                  <svg:desc>kernel_size.F2:kernel_size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236c20" draw:fill-color="#236c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908cm" svg:height="23.573cm" xlink:href=".." xlink:type="simple" chart:class="chart:scatter" chart:style-name="ch1">
        <chart:title svg:x="16.625cm" svg:y="0.922cm" chart:style-name="ch2">
          <text:p>Variando Tamanho Filtros</text:p>
        </chart:title>
        <chart:subtitle svg:x="16.941cm" svg:y="2.18cm" chart:style-name="ch3">
          <text:p>CNN com 2 camadas, normalizada</text:p>
        </chart:subtitle>
        <chart:legend chart:legend-position="end" svg:x="39.157cm" svg:y="10.822cm" style:legend-expansion="high" chart:style-name="ch4"/>
        <chart:plot-area chart:style-name="ch5" table:cell-range-address="kernel_size.A2:kernel_size.A11 kernel_size.E2:kernel_size.E11 kernel_size.C2:kernel_size.C11 kernel_size.G2:kernel_size.G11" chart:data-source-has-labels="row" svg:x="2.079cm" svg:y="3.667cm" svg:width="36.24cm" svg:height="18.224cm">
          <chartooo:coordinate-region svg:x="2.838cm" svg:y="3.881cm" svg:width="35.282cm" svg:height="17.336cm"/>
          <chart:axis chart:dimension="x" chart:name="primary-x" chart:style-name="ch6">
            <chart:title svg:x="18.542cm" svg:y="22.362cm" chart:style-name="ch7">
              <text:p>Tamanho Filtro</text:p>
            </chart:title>
          </chart:axis>
          <chart:axis chart:dimension="y" chart:name="primary-y" chart:style-name="ch8">
            <chart:title svg:x="0.451cm" svg:y="13.307cm" chart:style-name="ch9">
              <text:p>Taxa</text:p>
            </chart:title>
            <chart:grid chart:style-name="ch10" chart:class="major"/>
          </chart:axis>
          <chart:series chart:style-name="ch11" chart:values-cell-range-address="kernel_size.E2:kernel_size.E11" loext:label-string="tx_accu" chart:class="chart:scatter">
            <chart:domain table:cell-range-address="kernel_size.A2:kernel_size.A11"/>
            <chart:data-point chart:repeated="10"/>
          </chart:series>
          <chart:series chart:style-name="ch12" chart:values-cell-range-address="kernel_size.C2:kernel_size.C11" loext:label-string="tx_erro" chart:class="chart:scatter">
            <chart:data-point chart:repeated="10"/>
          </chart:series>
          <chart:series chart:style-name="ch13" chart:values-cell-range-address="kernel_size.G2:kernel_size.G11" loext:label-string="erro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accu</text:p>
              </table:table-cell>
              <table:table-cell office:value-type="string">
                <text:p>tx_erro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ernel_size.A2:kernel_size.A11</svg:desc>
                </draw:g>
              </table:table-cell>
              <table:table-cell office:value-type="float" office:value="0.918516266342353">
                <text:p>0.918516266342353</text:p>
                <draw:g>
                  <svg:desc>kernel_size.E2:kernel_size.E11</svg:desc>
                </draw:g>
              </table:table-cell>
              <table:table-cell office:value-type="float" office:value="1">
                <text:p>1</text:p>
                <draw:g>
                  <svg:desc>kernel_size.C2:kernel_size.C11</svg:desc>
                </draw:g>
              </table:table-cell>
              <table:table-cell office:value-type="float" office:value="1">
                <text:p>1</text:p>
                <draw:g>
                  <svg:desc>kernel_size.G2:kernel_size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4223168136212">
                <text:p>0.994223168136212</text:p>
              </table:table-cell>
              <table:table-cell office:value-type="float" office:value="0.211805555555555">
                <text:p>0.211805555555555</text:p>
              </table:table-cell>
              <table:table-cell office:value-type="float" office:value="0.202774813233725">
                <text:p>0.202774813233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6756866322084">
                <text:p>0.996756866322084</text:p>
              </table:table-cell>
              <table:table-cell office:value-type="float" office:value="0.184375">
                <text:p>0.184375</text:p>
              </table:table-cell>
              <table:table-cell office:value-type="float" office:value="0.176093916755603">
                <text:p>0.17609391675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7770345596433">
                <text:p>0.997770345596433</text:p>
              </table:table-cell>
              <table:table-cell office:value-type="float" office:value="0.169791666666667">
                <text:p>0.169791666666667</text:p>
              </table:table-cell>
              <table:table-cell office:value-type="float" office:value="0.165421558164354">
                <text:p>0.165421558164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8783824870781">
                <text:p>0.998783824870781</text:p>
              </table:table-cell>
              <table:table-cell office:value-type="float" office:value="0.168402777777778">
                <text:p>0.168402777777778</text:p>
              </table:table-cell>
              <table:table-cell office:value-type="float" office:value="0.154749199573106">
                <text:p>0.154749199573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0.141942369263607">
                <text:p>0.141942369263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8986520725651">
                <text:p>0.998986520725651</text:p>
              </table:table-cell>
              <table:table-cell office:value-type="float" office:value="0.149305555555556">
                <text:p>0.149305555555556</text:p>
              </table:table-cell>
              <table:table-cell office:value-type="float" office:value="0.152614727854856">
                <text:p>0.152614727854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9865207256512">
                <text:p>0.989865207256512</text:p>
              </table:table-cell>
              <table:table-cell office:value-type="float" office:value="0.249652777777778">
                <text:p>0.249652777777778</text:p>
              </table:table-cell>
              <table:table-cell office:value-type="float" office:value="0.248665955176094">
                <text:p>0.248665955176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3716428499037">
                <text:p>0.993716428499037</text:p>
              </table:table-cell>
              <table:table-cell office:value-type="float" office:value="0.194791666666667">
                <text:p>0.194791666666667</text:p>
              </table:table-cell>
              <table:table-cell office:value-type="float" office:value="0.208110992529349">
                <text:p>0.208110992529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7263605959258">
                <text:p>0.997263605959258</text:p>
              </table:table-cell>
              <table:table-cell office:value-type="float" office:value="0.171875">
                <text:p>0.171875</text:p>
              </table:table-cell>
              <table:table-cell office:value-type="float" office:value="0.170757737459979">
                <text:p>0.1707577374599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